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Sans" svg:font-family="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3"/>
    <style:style style:name="P2" style:family="paragraph" style:parent-style-name="Standard">
      <style:text-properties style:font-name="Liberation Serif"/>
    </style:style>
    <style:style style:name="P3" style:family="paragraph" style:parent-style-name="Standard">
      <style:text-properties style:font-name="Liberation Serif" fo:font-weight="bold" style:font-weight-asian="bold" style:font-weight-complex="bold"/>
    </style:style>
    <style:style style:name="P4" style:family="paragraph" style:parent-style-name="Standard">
      <style:paragraph-properties fo:text-align="end" style:justify-single-word="false"/>
    </style:style>
    <style:style style:name="P5" style:family="paragraph" style:parent-style-name="Standard" style:list-style-name="">
      <style:paragraph-properties fo:margin-left="0mm" fo:margin-right="0mm" fo:text-align="start" style:justify-single-word="false" fo:text-indent="0mm" style:auto-text-indent="false" style:text-autospace="none"/>
      <style:text-properties style:font-name="Sans" fo:font-size="10pt" style:font-name-asian="Sans" style:font-size-asian="10pt" style:font-name-complex="Sans" style:font-size-complex="10pt"/>
    </style:style>
    <style:style style:name="P6" style:family="paragraph" style:list-style-name="L2">
      <style:text-properties style:font-name="Liberation Serif"/>
    </style:style>
    <style:style style:name="P7" style:family="paragraph" style:list-style-name="L1">
      <style:text-properties style:font-name="Liberation Serif"/>
    </style:style>
    <style:style style:name="P8" style:family="paragraph" style:parent-style-name="First_20_line_20_indent" style:list-style-name="L4"/>
    <style:style style:name="P9" style:family="paragraph" style:parent-style-name="First_20_line_20_indent" style:list-style-name="L5"/>
    <style:style style:name="P10" style:family="paragraph" style:parent-style-name="Heading_20_1">
      <style:paragraph-properties fo:text-align="center" style:justify-single-word="false"/>
    </style:style>
    <style:style style:name="T1" style:family="text">
      <style:text-properties fo:color="#000000"/>
    </style:style>
    <style:style style:name="T2" style:family="text">
      <style:text-properties fo:color="#000000" style:font-name="Sans" fo:font-size="10pt" style:font-name-asian="Sans" style:font-size-asian="10pt" style:font-name-complex="Sans" style:font-size-complex="10pt"/>
    </style:style>
    <style:style style:name="T3" style:family="text">
      <style:text-properties fo:color="#181614"/>
    </style:style>
    <style:style style:name="T4" style:family="text">
      <style:text-properties fo:color="#181614" style:font-name="Sans" fo:font-size="10pt" style:font-name-asian="Sans" style:font-size-asian="10pt" style:font-name-complex="Sans" style:font-size-complex="10pt"/>
    </style:style>
    <style:style style:name="T5" style:family="text">
      <style:text-properties fo:color="#0336de"/>
    </style:style>
    <style:style style:name="T6" style:family="text">
      <style:text-properties fo:color="#0336de" style:font-name="Sans" fo:font-size="10pt" style:font-name-asian="Sans" style:font-size-asian="10pt" style:font-name-complex="Sans" style:font-size-complex="10pt"/>
    </style:style>
    <style:style style:name="T7" style:family="text">
      <style:text-properties fo:color="#0336de" style:font-name="Sans" fo:font-size="10pt" style:text-underline-style="solid" style:text-underline-width="auto" style:text-underline-color="font-color" style:font-name-asian="Sans" style:font-size-asian="10pt" style:font-name-complex="Sans" style:font-size-complex="10pt"/>
    </style:style>
    <style:style style:name="T8" style:family="text">
      <style:text-properties fo:color="#8000ff" fo:font-weight="bold" style:font-weight-asian="bold" style:font-weight-complex="bold"/>
    </style:style>
    <style:style style:name="T9" style:family="text">
      <style:text-properties fo:color="#8000ff" style:font-name="Sans" fo:font-size="10pt" fo:font-weight="bold" style:font-name-asian="Sans" style:font-size-asian="10pt" style:font-weight-asian="bold" style:font-name-complex="Sans" style:font-size-complex="10pt" style:font-weight-complex="bold"/>
    </style:style>
    <style:style style:name="T10" style:family="text">
      <style:text-properties fo:color="#ff6400"/>
    </style:style>
    <style:style style:name="T11" style:family="text">
      <style:text-properties fo:font-style="italic" style:font-style-asian="italic" style:font-style-complex="italic"/>
    </style:style>
    <style:style style:name="T12" style:family="text">
      <style:text-properties style:font-name="Liberation Serif"/>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Разработка сетевой архитектуры для редактора диаграмм связей HiveMind</text:h>
      <text:p text:style-name="P4">О.В. Кандауров</text:p>
      <text:h text:style-name="Heading_20_3" text:outline-level="3">Введение</text:h>
      <text:p text:style-name="First_20_line_20_indent">Диаграммы связей - способ изображения процесса общего системного мышления с помощью схем. Диаграмма связей реализуется в виде древовидной схемы, на которой изображены слова, идеи, задачи или другие понятия, связанные ветвями, отходящими от центрального понятия или идеи. Диаграммы связей успешно применяются для генерации идей, конспектирования докладов, написания планов статей, составление презентаций и так далее.</text:p>
      <text:p text:style-name="First_20_line_20_indent">Диаграммы связей используются во множестве различных ситуаций связанных с <text:span text:style-name="T12">работой над данными. Зачастую, работа над данными требует участия группы людей. В данной ситуации возникает несколько проблем. Во-первых, людям, участвующим в данном процессе, необходимо собраться в одном месте, чтобы начать совместную работу. Во-вторых, необходимо предоставить всем участникам процесса равноценный доступ к диаграмме связей, например только один человек может сидеть за компьютером, либо писать на доске.</text:span></text:p>
      <text:p text:style-name="First_20_line_20_indent">Решение вышеназванных проблем заключается в том, чтобы использовать возможности мобильных устройств. Мобильные устройства портативны, что позволяет их с легкостью всегда держать при себе. Идея заключается в том, чтобы предоставить людям равные возможности по <text:span text:style-name="T12">внесению своего вклада в создание диаграмм, в любое время, в любом месте, используя мобильное устройство или персональный компьютер. Главной целью проекта HiveMind является разработка редактора диаграмм связей, удовлетворяющего следующим требованиям: кросс-платформенность, богатая функциональность, поддержка функций совместного редактирования.</text:span></text:p>
      <text:p text:style-name="First_20_line_20_indent">В общем виде, процесс совместного редактирования диаграмм должен выглядеть следующим образом. Пользователь, с установленным приложением HiveMind, в любой момент может открыть доступ к своей диаграмме связей. Другой пользователь подключается к диаграмме связей данного человека, автоматически получает её актуальную копию и оба пользователя начинают совместное редактирование диаграммы. Количество пользователей, участвующих в процессе совместного редактирования, должно быть неограничено.</text:p>
      <text:h text:style-name="Heading_20_3" text:outline-level="3">Постановка задачи</text:h>
      <text:p text:style-name="First_20_line_20_indent">Задача заключается в том, чтобы реализовать возможность совместного редактирования диаграмм связей в проекте HiveMind.</text:p>
      <text:p text:style-name="First_20_line_20_indent">Существует множество способов установить сетевое взаимодействие между приложениями. С точки зрения реализации, использование низкоуровневых средств чрезмерно затратно и было решено использовать высокоуровневую технологию. На сегодняшний день доступно огромное количество подобных технологий и встаёт задача об её выборе. Приложение HiveMind нацелено на использование на мобильных и настольных платформах. Данные типы платформ различаются способом соединения с сетью Интернет и набором библиотек, доступных для использования. Необходимо произвести анализ способов соединения с сетью Интернет и выбрать соответствующую технологию промежуточного слоя.</text:p>
      <text:p text:style-name="First_20_line_20_indent">Следующим шагом является разработка сетевой архитектуры. Cетевая подсистема должна быть построена на основе существующего приложения, имеющего большую кодовую базу <text:soft-page-break/>(более 10000 строк кода), богатую функциональность и наличие множества архитектурных решений. Сетевая подсистема должна удовлетворять следующим требованиям:</text:p>
      <text:list xml:id="list231663865" text:style-name="L4">
        <text:list-item>
          <text:p text:style-name="P8">реализация виде отдельных модулей, слабо связанных с существующим приложением;</text:p>
        </text:list-item>
        <text:list-item>
          <text:p text:style-name="P8">гибкая архитектура, возможность добавления новых типов передаваемых данных;</text:p>
        </text:list-item>
        <text:list-item>
          <text:p text:style-name="P8">потенциально неограниченное количество участников;</text:p>
        </text:list-item>
        <text:list-item>
          <text:p text:style-name="P8">наличие механизма обнаружения потери соединения и переподключения;</text:p>
        </text:list-item>
        <text:list-item>
          <text:p text:style-name="P8">минимальные задержки при передачи данных.</text:p>
        </text:list-item>
      </text:list>
      <text:h text:style-name="Heading_20_3" text:outline-level="3">Выбор протокола промежуточного слоя</text:h>
      <text:p text:style-name="First_20_line_20_indent">Проект HiveMind поддерживает мобильные устройства и настольные компьютеры, имеющие различный способ подключения к сети Интернет. Как правило, настольные компьютеры имеют проводное соединение (Ethernet, ADSL), а мобильные устройства беспроводное (Wi-Fi, WiMax, 3G). Проводное соединение имеет следующие особенности: широкий канал интернет соединения, стабильность. Особенности беспроводного соединения: узкий канал Интернет соединения, высокая мобильность, низкая стабильность, задержки при передачи данных. Пользователи как настольных, так и мобильных систем могут соединяться с сетью Интернет через NAT, фаервол или прокси-сервер, не имея возможности установить прямое соединение, примером является сетевая инфраструктура организации.</text:p>
      <text:p text:style-name="First_20_line_20_indent">В соответствии с концепцией сетевого взаимодействия, мы имеем клиент-серверную архитектуру. Для удобства пользователей необходимо, чтобы клиентская и серверная части могли быть созданы в любой момент времени и на любом устройстве. Взаимодействие должно выглядеть следующим образом: пользователь создаёт сервер, другие участники подсоединяются к нему и начинают редактирование. Каждое изменение, сделанное участником, отправляется на сервер, который рассылает это изменение всем другим участникам.</text:p>
      <text:p text:style-name="First_20_line_20_indent">Подводя итог всему вышеперечисленному, был сформирован список требований к выбираемой технологии промежуточного слоя:</text:p>
      <text:list xml:id="list1984238083" text:style-name="L5">
        <text:list-item>
          <text:p text:style-name="P9"><text:span text:style-name="T12">взаимодействие основанное на клиент-серверной модели;</text:span></text:p>
        </text:list-item>
        <text:list-item>
          <text:p text:style-name="P9">не должно быть сложностей в создании сервера;</text:p>
        </text:list-item>
        <text:list-item>
          <text:p text:style-name="P9">сервер должен иметь возможность уведомления всех участников взаимодействия;</text:p>
        </text:list-item>
        <text:list-item>
          <text:p text:style-name="P9">технология должна хорошо работать в условиях медленного, ненадежного соединения с сетью Интернет, расположенного за NAT, прокси-сервером или фаерволом.</text:p>
        </text:list-item>
      </text:list>
      <text:p text:style-name="First_20_line_20_indent">Протокол XMPP c расширением публикации/подписки (XEP-0060) полностью удовлетворяет вышеназванным требованиям и позволяет избежать почти все сложности, связанные с реализацией клиент-серверной архитектуры, </text:p>
      <text:h text:style-name="Heading_20_3" text:outline-level="3">Архитектура сетевой подсистемы</text:h>
      <text:p text:style-name="First_20_line_20_indent">Расширение XEP-0060 использует шаблон проектирования “публикация/подписка (publish-subscribe)”, являющийся более общим относительно шаблона “наблюдатель (observer)”. Данный шаблон состоит в следующем: объект подписывается на обновления от другого объекта и становится его подписчиком. После того, как подписчик публикует информацию, уведомление о данном событии пересылается всем подписчикам. В общем случае, взаимодействие между <text:soft-page-break/>подписчиками контролируется сервером, который получает запрос на публикацию и производит рассылку уведомлений всем подписчикам.</text:p>
      <text:p text:style-name="First_20_line_20_indent">Сервер может поддерживать подписку на различные сущности. В терминах расширения XEP-0060, данные сущности называются узлами (nodes). Каждый подобный узел имеет собственный список подписчиков. Узлы также могут хранить историю всех уведомлений и обеспечивать другие сервисы определённые стандартом. Данные получаемые сервером и пересылаемые на него называются элементом (item). Описанная система организации данных может быть ассоциирована с организацией файловой системы, где узлы представляют директории, а элементы соотносятся как файлы.</text:p>
      <text:p text:style-name="First_20_line_20_indent">В терминах расширения XMPP публикации/подписки, процесс взаимодействия может быть представлен следующим образом. Пользователь создаёт сервер с единственным узлом для обмена и хранения сообщений. Другие участники подписываются на обновления от созданного узла. Когда один из публикующих делает изменения, они пересылаются на сервер, который уведомляет всех подписчиков о произошедшем событии. Учитывая характер взаимодействия между сервером и подписчикам, была начата разработка сетевой архитектуры приложения.</text:p>
      <text:h text:style-name="Heading_20_3" text:outline-level="3">Распространение изменений</text:h>
      <text:p text:style-name="First_20_line_20_indent">Приложение HiveMind, как и любой хороший редактор, имеет возможности отмены и повтора ранее отмененных действий. Данная функциональность реализована на основе QUndoStack, который хранит всю историю выполненных команд. Каждое изменение на диаграмме связей атомарно. Когда пользователь совершает изменение создаётся QUndoCommand. В QUndoCommand хранится информация для выполнения команды и для её отката. Таким образом, использование QUndoStack позволяет двигаться по всей истории изменений. Для каждого типа данных команд были созданы функции сериализации и десериализации в XML. Изменения сделанные на карте отправляются на сервис в виде XML сериализованных сообщений и не сохраняются в стеке команд. Команды добавляются в стек только если они пришли как уведомления от сервера, поэтому подписчик должен ждать ответа от сервера для того чтобы увидеть выполненные изменения.</text:p>
      <text:p text:style-name="First_20_line_20_indent">Для того чтобы управлять асинхронным взаимодействием был реализован класс NetworkController. Все команды поступают в сетевой контроллер. Если сетевое взаимодействие неактивно, команда добавляется в стек команд. В противном случае, данная команда будет сериализована и отправлена на сервис. Уведомления пришедшие от сервиса десериализуются в команды, добавляются в стек команд и выполняются.</text:p>
      <text:p text:style-name="First_20_line_20_indent">Данные команды содержат в себе информацию лишь об изменившейся части диаграммы. Подобное условие необходимо для того, чтобы уменьшить объём пересылаемых данных, который в противном случае будет чрезмерно большим. Необходимо чтобы все участники имели одинаковые копии диаграмм, иначе команда, являющаяся корректной с точки зрения одного участника, не будет являться таковой для другого. Поэтому встаёт вопрос о распространении исходной диаграммы и её синхронизации между всеми участниками в процессе взаимодействия.</text:p>
      <text:p text:style-name="First_20_line_20_indent">Проблема распространения диаграммы была решена следующим образом: первый элемент в узле должен содержать в себе сериализованную диаграмму связей. Все остальные элементы содержат в себе сериализованные команды изменений. В момент, когда человек становится подписчиком, ему пересылаются все элементы содержащиеся в узле, включая диаграмму и совершенные ранее изменения.</text:p>
      <text:p text:style-name="First_20_line_20_indent">Синхронизация диаграммы связей между всеми участниками представляет более сложную <text:soft-page-break/>проблему. Фактически речь идёт о сохранение целостности диаграммы связей на сервере, то есть о контроле поступающих изменений. При поступлении некорректного изменения, сервер должен его отбросить или провести слияние, если возможно. К примеру, из-за задержек в соединении, пользователь может изменить узел, который к этому времени уже был удалён одним из участников. В таком случае сервер отсылает пользователю уведомление об ошибке и отбрасывает некорректное изменение.</text:p>
      <text:p text:style-name="First_20_line_20_indent">Подписчик может запросить все данные или часть данных, хранящихся в узле, в любой момент времени. Данная возможность используется для синхронизации локальной копии диаграммы с копией на сервере. К примеру, если изменение было отброшено сервером, то подписчик производит синхронизацию своей диаграммы с её версией на сервере. Сервер не нуждается в дополнительных способах синхронизации диаграммы, поскольку все изменения локальны и всегда являются актуальными и корректными.</text:p>
      <text:h text:style-name="Heading_20_3" text:outline-level="3">Реализация сетевой подсистемы</text:h>
      <text:p text:style-name="First_20_line_20_indent">Сетевая подсистема приложения была реализована поверх сетевого фреймворка Twisted и библиотеки Wokkel. Wokkel является надстройкой над Twisted, добавляющей фреймворку дополнительную функциональность. В частности Wokkel предоставляет средства для более удобной реализации расширений XMPP (XEP) и имеет поддержку следующих: Service Discovery (XEP-0030), Publish-Subscribe (XEP-0060). Реализация расширения публикации/подписки в Wokkel не содержит бизнес-логики. Это значит, что он отвечает за приём, генерацию и отправку сообщений в соответствии со спецификацией XEP-0060. Wokkel реагирует на события, относящиеся к публикации/подписке, делает разбор пришедших сообщений и вызывает соответствующие обработчики. Расширение публикации/подписки является одним из самых больших и сложных стандартов XMPP. Было принято решение использовать библиотеку Idavoll. Данная библиотека реализована на базе Wokkel и реализует функциональность XEP-0060 необходимую для приложения, такую как: “Подписка”, “Публикация”, “Создание узлов”, “Хранилище элементов”. </text:p>
      <text:p text:style-name="First_20_line_20_indent"><text:span text:style-name="T12">Класс Node является абстрактным классом и представляют собой узел в терминах XEP-0060. Существуют два типа узлов: LeafNode и CollectionNode. LeafNode может содержать только элементы, когда как CollectionNode может содержать лишь другие узлы. LeafNode хранит элементы в виде простого списка, но это не является подходящим решением для приложения HiveMind. Необходимо проверять приходящие изменения на корректность. Для этого был создан класс Changeset, хранящий в себе информацию о самом изменении, его типе, времени создания и авторе данного изменения. Также создан специальный класс-контейнер СhangesetStack, хранящий экземпляры класса Changeset и отвечающий за корректность и согласованность изменений находящихся в нём. HivemindNode унаследован от LeafNode и в отличие от него хранит изменения в ChangesetStack.</text:span></text:p>
      <text:p text:style-name="First_20_line_20_indent">BackendService содержит реализацию бизнес-логики XEP-0060. В нем содержится логика для работы с подписчиками, проверка прав доступа и т.д. Он связан отношением композиции с классом Storage, отвечающим за управление узлами (создание, удаление, конфигурирование). Класс HivemindNode, создаётся классом Storage и содержит в себе методы для добавления данных, изменения конфигурации узла, списка подписчиков и их ролей. PubSubService является классом библиотеки Wokkel, отвечающим за разбор пришедших сообщений и вызов соответствующих обработчиков. Если он содержит в себе экземпляр класса PubSubResourceFromBackend, то помимо вызова своих обработчиков, осуществляется передача уже разобранных сообщений в подходящие методы класса PubSubResourceFromBackend. Этот <text:soft-page-break/>класс является дополнительным уровнем абстракции, что позволяет делать архитектуру более гибкой. PubSubResourceFromBackend обязательно содержит экземпляр класса BackendService, которому он делегирует реализацию бизнес-логики.</text:p>
      <text:p text:style-name="First_20_line_20_indent">На стороне клиента взаимодействие управляется классом HivemindClient. После установления соединения с сервером XMPP, он запрашивает все элементы у сервиса HiveMind, отвечает за обработку приходящих элементов и уведомляет NetworkController о поступивших изменениях.</text:p>
      <text:p text:style-name="First_20_line_20_indent">Механизм проверки наличия <text:s/>соединения осуществляется посредством XMPP Ping. Класс Pinger ответственен за отсылку пинг сообщений и приём ответов. Проверка осуществляется следующим образом: данный класс непрерывно отсылает пинг сообщения на XMPP сервер, к которому подключен пользователь, если достигнуто определенное количество пинг сообщений, оставшихся без ответа, то соединение рассматривается как потерянное. Pinger уведомляет NetworkController о состоянии соединения с XMPP сервером. Пользователь может увидеть статус соединения с подписчиками в диалоге редактирования прав доступа.</text:p>
      <text:p text:style-name="First_20_line_20_indent">Похожий механизм используется для проверки статуса подписчиков. Каждый подписчик имеет свой экземпляр класса Pinger, который отвечает за отсылку пинг сообщений именно ему. На клиентской стороне реализован обработчик, который отвечает на приходящие пинг сообщения от сервера приложения. Подписчиков может быть очень много, поэтому был создан класс PingManager, отвечающий за управление экземплярами класса Pinger. Он создаёт и удаляет экземпляры класса Pinger, а также запускает или останавливает отправку пинг сообщений до адресата.</text:p>
      <text:h text:style-name="Heading_20_3" text:outline-level="3">Заключение</text:h>
      <text:p text:style-name="First_20_line_20_indent">Была разработана архитектура сетевой подсистемы, основанная на XMPP протоколе, позволяющая выполнять совместное редактирования диаграмм связей. Архитектура была успешно реализована в приложении HiveMind. В настоящий момент приложение HiveMind позволяет выполнять совместное редактирование диаграмм связей всех целевых платформах, таких как: Maemo, MeeGo, GNU/Linux, Windows.</text:p>
      <text:p text:style-name="First_20_line_20_indent">Приложение HiveMind может быть загружено со страницы проекта по веб-адресу: <text:span text:style-name="T11">http://yar.fruct.org/projects/hivemind</text:span>. Его исходные коды находятся в свободном доступе в репозитории Mercurial по веб-адресу: <text:span text:style-name="T11">http://yar.fruct.org/projects/hivemind/hgpub/hivemind</text:span></text:p>
      <text:p text:style-name="First_20_line_20_indent">Сетевая подсистема оперирует в терминах абстрактных команд, что делает её слабо связанной с предметной областью приложения. Поэтому становится возможным применение разработанной архитектуры в других приложениях, связанных с совместным редактированием документов.</text:p>
      <text:p text:style-name="First_20_line_20_indent">Результаты работы докладывались на девятой конференции FRUCT в городе <text:span text:style-name="T12">Петрозаводск и опубликованы в трудах этой конференции [1].</text:span></text:p>
      <text:p text:style-name="First_20_line_20_indent"><text:span text:style-name="T12"/></text:p>
      <text:h text:style-name="Heading_20_3" text:outline-level="3"><text:span text:style-name="T12">Литература</text:span></text:h>
      <text:p text:style-name="Standard"><text:span text:style-name="T12">[1] Vasilev, A. HiveMind Collaborative Mind Map Editor: Architecture and Implementation of Network Subsystem / A. Vasilev, O. Kandaurov, A. Kulikov, I. Paramonov - Proceedings of the 9th Conference of Open Innovations Community FRUCT, 2011. - 217-222 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Sans" svg:font-family="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3T12:26:08</meta:creation-date>
    <dc:date>2011-06-23T17:41:24</dc:date>
    <meta:editing-duration>PT2H29M23S</meta:editing-duration>
    <meta:editing-cycles>4</meta:editing-cycles>
    <meta:generator>LibreOffice/3.3$Linux LibreOffice_project/330m19$Build-202</meta:generator>
    <meta:document-statistic meta:table-count="0" meta:image-count="0" meta:object-count="0" meta:page-count="5" meta:paragraph-count="50" meta:word-count="1922" meta:character-count="15801"/>
  </office:meta>
</office:document-meta>
</file>